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559" officeooo:paragraph-rsid="00093559"/>
    </style:style>
    <style:style style:name="P2" style:family="paragraph" style:parent-style-name="Standard">
      <style:text-properties fo:font-weight="bold" officeooo:rsid="00093559" officeooo:paragraph-rsid="00093559" style:font-weight-asian="bold" style:font-weight-complex="bold"/>
    </style:style>
    <style:style style:name="P3" style:family="paragraph" style:parent-style-name="Standard">
      <style:text-properties fo:font-weight="normal" officeooo:rsid="00093559" officeooo:paragraph-rsid="00093559" style:font-weight-asian="normal" style:font-weight-complex="normal"/>
    </style:style>
    <style:style style:name="P4" style:family="paragraph" style:parent-style-name="Standard">
      <style:text-properties fo:font-weight="normal" officeooo:rsid="00093559" officeooo:paragraph-rsid="000ac601" style:font-weight-asian="normal" style:font-weight-complex="normal"/>
    </style:style>
    <style:style style:name="P5" style:family="paragraph" style:parent-style-name="Standard">
      <style:text-properties fo:font-weight="normal" officeooo:rsid="00093f44" officeooo:paragraph-rsid="00093f44" style:font-weight-asian="normal" style:font-weight-complex="normal"/>
    </style:style>
    <style:style style:name="P6" style:family="paragraph" style:parent-style-name="Standard">
      <style:text-properties officeooo:paragraph-rsid="000ac601"/>
    </style:style>
    <style:style style:name="P7" style:family="paragraph" style:parent-style-name="Standard">
      <style:text-properties style:font-name="Liberation Serif" fo:font-weight="normal" officeooo:rsid="00093559" officeooo:paragraph-rsid="00093559" style:font-weight-asian="normal" style:font-weight-complex="normal"/>
    </style:style>
    <style:style style:name="P8" style:family="paragraph" style:parent-style-name="Standard">
      <style:text-properties style:font-name="Liberation Serif" fo:font-size="12pt" fo:font-weight="normal" officeooo:rsid="00093559" officeooo:paragraph-rsid="0009355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43fed" officeooo:paragraph-rsid="00143fe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4f40a" officeooo:paragraph-rsid="0014f40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bold" officeooo:rsid="00093559" officeooo:paragraph-rsid="00093559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093559" officeooo:paragraph-rsid="00143fe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bold" officeooo:rsid="00143fed" officeooo:paragraph-rsid="00143fe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14f40a" officeooo:paragraph-rsid="0014f40a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weight="normal" officeooo:rsid="00093559" officeooo:paragraph-rsid="00093559" style:font-weight-asian="normal" style:font-weight-complex="normal"/>
    </style:style>
    <style:style style:name="P16" style:family="paragraph" style:parent-style-name="Text_20_body">
      <style:paragraph-properties fo:margin-left="0.0209in" fo:margin-right="0.0209in" fo:margin-top="0in" fo:margin-bottom="0in" loext:contextual-spacing="false" style:line-height-at-least="0.2083in" fo:orphans="2" fo:widows="2" fo:text-indent="0in" style:auto-text-indent="false"/>
    </style:style>
    <style:style style:name="P17" style:family="paragraph" style:parent-style-name="Preformatted_20_Text">
      <style:text-properties fo:font-weight="normal" officeooo:rsid="00093f44" officeooo:paragraph-rsid="00093f44" style:font-weight-asian="normal" style:font-weight-complex="normal"/>
    </style:style>
    <style:style style:name="P18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093559" officeooo:paragraph-rsid="00093559" style:font-weight-asian="normal" style:font-weight-complex="normal"/>
    </style:style>
    <style:style style:name="P19" style:family="paragraph" style:parent-style-name="Preformatted_20_Text">
      <loext:graphic-properties draw:fill="solid" draw:fill-color="#f5f2f0" draw:opacity="100%"/>
      <style:paragraph-properties fo:text-align="start" style:justify-single-word="false" fo:orphans="2" fo:widows="2" fo:background-color="#f5f2f0"/>
    </style:style>
    <style:style style:name="P20" style:family="paragraph" style:parent-style-name="Preformatted_20_Text">
      <style:text-properties style:font-name="Liberation Serif" fo:font-weight="normal" officeooo:paragraph-rsid="000ac601" style:font-weight-asian="normal" style:font-weight-complex="normal"/>
    </style:style>
    <style:style style:name="P21" style:family="paragraph" style:parent-style-name="Preformatted_20_Text">
      <style:text-properties style:font-name="Liberation Serif" fo:font-weight="normal" officeooo:rsid="00093559" officeooo:paragraph-rsid="00093559" style:font-weight-asian="normal" style:font-weight-complex="normal"/>
    </style:style>
    <style:style style:name="P22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text-align="start" style:justify-single-word="false" fo:orphans="2" fo:widows="2" fo:background-color="#f5f2f0"/>
    </style:style>
    <style:style style:name="P23" style:family="paragraph" style:parent-style-name="Preformatted_20_Text">
      <style:paragraph-properties fo:margin-top="0in" fo:margin-bottom="0.1965in" loext:contextual-spacing="false"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24" style:family="paragraph" style:parent-style-name="Preformatted_20_Text">
      <style:paragraph-properties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25" style:family="paragraph" style:parent-style-name="Standard">
      <style:text-properties fo:font-variant="normal" fo:text-transform="none" fo:color="#222222" style:font-name="monospace" fo:font-size="12pt" fo:letter-spacing="normal" fo:font-style="normal" fo:font-weight="bold" officeooo:paragraph-rsid="000ac601" style:font-weight-asian="bold" style:font-weight-complex="bold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paragraph-rsid="000ac601" style:font-weight-asian="bold" style:font-weight-complex="bold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ca1b" officeooo:paragraph-rsid="000ac601" style:font-weight-asian="normal" style:font-weight-complex="normal"/>
    </style:style>
    <style:style style:name="T1" style:family="text">
      <style:text-properties officeooo:rsid="000935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3559" style:font-weight-asian="normal" style:font-weight-complex="normal"/>
    </style:style>
    <style:style style:name="T4" style:family="text">
      <style:text-properties fo:font-weight="normal" officeooo:rsid="0014f40a" style:font-weight-asian="normal" style:font-weight-complex="normal"/>
    </style:style>
    <style:style style:name="T5" style:family="text">
      <style:text-properties fo:font-variant="normal" fo:text-transform="none" fo:color="#222222" style:font-name="sans-serif" fo:font-size="12pt" fo:letter-spacing="normal" fo:font-style="normal"/>
    </style:style>
    <style:style style:name="T6" style:family="text">
      <style:text-properties fo:font-variant="normal" fo:text-transform="none" fo:color="#222222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monospace" fo:font-size="12pt" fo:letter-spacing="normal" fo:font-style="normal" fo:font-weight="normal" loext:padding-left="0.0417in" loext:padding-right="0.0417in" loext:padding-top="0.0193in" loext:padding-bottom="0.0193in" loext:border="0.06pt solid #cccccc"/>
    </style:style>
    <style:style style:name="T8" style:family="text">
      <style:text-properties fo:font-variant="normal" fo:text-transform="none" fo:color="#222222" style:font-name="monospace" fo:font-size="12pt" fo:letter-spacing="normal" fo:font-style="normal" loext:padding-left="0.0417in" loext:padding-right="0.0417in" loext:padding-top="0.0193in" loext:padding-bottom="0.0193in" loext:border="0.06pt solid #cccccc"/>
    </style:style>
    <style:style style:name="T9" style:family="text">
      <style:text-properties fo:font-variant="normal" fo:text-transform="none" fo:color="#222222" fo:letter-spacing="normal"/>
    </style:style>
    <style:style style:name="T10" style:family="text">
      <style:text-properties fo:font-variant="normal" fo:text-transform="none" fo:color="#999999" style:font-name="Consolas" fo:font-size="12pt" fo:letter-spacing="normal" fo:font-style="normal"/>
    </style:style>
    <style:style style:name="T11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999999" style:font-name="Consolas" fo:font-size="12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999999" style:font-name="Consolas" fo:font-size="12pt" fo:letter-spacing="normal" fo:font-style="normal" fo:font-weight="bold" officeooo:rsid="000dca1b" style:font-weight-asian="bold" style:font-weight-complex="bold"/>
    </style:style>
    <style:style style:name="T14" style:family="text">
      <style:text-properties fo:font-variant="normal" fo:text-transform="none" fo:color="#000000" style:font-name="Consolas" fo:font-size="12pt" fo:letter-spacing="normal" fo:font-style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style:font-name="Consolas" fo:font-size="12pt" fo:letter-spacing="normal" fo:font-style="normal" fo:font-weight="bold" officeooo:rsid="000dca1b" style:font-weight-asian="bold" style:font-weight-complex="bold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669900" style:font-name="Consolas" fo:font-size="12pt" fo:letter-spacing="normal" fo:font-style="normal"/>
    </style:style>
    <style:style style:name="T20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21" style:family="text">
      <style:text-properties fo:font-variant="normal" fo:text-transform="none" fo:color="#0077aa" style:font-name="Consolas" fo:font-size="12pt" fo:letter-spacing="normal" fo:font-style="normal"/>
    </style:style>
    <style:style style:name="T22" style:family="text">
      <style:text-properties fo:font-variant="normal" fo:text-transform="none" fo:color="#990055" style:font-name="Consolas" fo:font-size="12pt" fo:letter-spacing="normal" fo:font-style="normal"/>
    </style:style>
    <style:style style:name="T23" style:family="text">
      <style:text-properties officeooo:rsid="000ac601"/>
    </style:style>
    <style:style style:name="T24" style:family="text">
      <style:text-properties officeooo:rsid="000ca191"/>
    </style:style>
    <style:style style:name="T25" style:family="text">
      <style:text-properties officeooo:rsid="000dca1b"/>
    </style:style>
    <style:style style:name="T26" style:family="text">
      <style:text-properties officeooo:rsid="00143fed"/>
    </style:style>
    <style:style style:name="T27" style:family="text">
      <style:text-properties officeooo:rsid="0014f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Install composer</text:span></text:p>
      <text:p text:style-name="Standard"/>
      <text:p text:style-name="P1">//we install locally using the shell cli. Need php cmd which is invalid, so we create syslink to <text:span text:style-name="T2">/opt/lampp/bin/php (where php binaries are)</text:span></text:p>
      <text:p text:style-name="P2">sudo ln -s /opt/lampp/bin/php /usr/bin/php</text:p>
      <text:p text:style-name="P2"/>
      <text:p text:style-name="P3">// make sure php works</text:p>
      <text:p text:style-name="P3">php --version</text:p>
      <text:p text:style-name="P3"/>
      <text:p text:style-name="P3">// then install </text:p>
      <text:p text:style-name="P18">php -r "copy('https://getcomposer.org/installer', 'composer-setup.php');"</text:p>
      <text:p text:style-name="P24">php -r "if (hash_file('sha384', 'composer-setup.php') === '572cb359b56ad9ae52f9c23d29d4b19a040af10d6635642e646a7caa7b96de717ce683bd797a92ce99e5929cc51e7d5f') { echo 'Installer verified'; } else { echo 'Installer corrupt'; unlink('composer-setup.php'); } echo PHP_EOL;"</text:p>
      <text:p text:style-name="P24">php composer-setup.php</text:p>
      <text:p text:style-name="P23">php -r "unlink('composer-setup.php');"</text:p>
      <text:p text:style-name="P3">// then </text:p>
      <text:p text:style-name="P15"><text:span text:style-name="T5">The installer will check a few PHP settings and then download </text:span><text:span text:style-name="Source_20_Text"><text:span text:style-name="T8">composer.phar</text:span></text:span><text:span text:style-name="T5"> to your working directory. This file is the Composer binary. It is a PHAR (PHP archive), which is an archive format for PHP which can be run on the command line, amongst other things.</text:span></text:p>
      <text:p text:style-name="P16"><text:span text:style-name="T6">Now run </text:span><text:span text:style-name="Source_20_Text"><text:span text:style-name="T7">php composer.phar</text:span></text:span><text:span text:style-name="T6"> in order to run Composer.</text:span></text:p>
      <text:p text:style-name="P3"/>
      <text:p text:style-name="P3">// ok all looks fine, now need to implement composer into the app</text:p>
      <text:p text:style-name="P5">create a composer.json file, add inside</text:p>
      <text:p text:style-name="P17"><text:span text:style-name="Source_20_Text"><text:span text:style-name="T10">{</text:span></text:span></text:p>
      <text:p text:style-name="P19"><text:span text:style-name="Source_20_Text"><text:span text:style-name="T18"><text:s text:c="4"/></text:span></text:span><text:span text:style-name="Source_20_Text"><text:span text:style-name="T20">"require"</text:span></text:span><text:span text:style-name="Source_20_Text"><text:span text:style-name="T11">:</text:span></text:span><text:span text:style-name="Source_20_Text"><text:span text:style-name="T15"> </text:span></text:span><text:span text:style-name="Source_20_Text"><text:span text:style-name="T11">{</text:span></text:span></text:p>
      <text:p text:style-name="P19"><text:span text:style-name="Source_20_Text"><text:span text:style-name="T18"><text:s text:c="8"/></text:span></text:span><text:span text:style-name="Source_20_Text"><text:span text:style-name="T20">"monolog/monolog"</text:span></text:span><text:span text:style-name="Source_20_Text"><text:span text:style-name="T11">:</text:span></text:span><text:span text:style-name="Source_20_Text"><text:span text:style-name="T15"> </text:span></text:span><text:span text:style-name="Source_20_Text"><text:span text:style-name="T20">"1.0.*"</text:span></text:span></text:p>
      <text:p text:style-name="P19"><text:span text:style-name="Source_20_Text"><text:span text:style-name="T18"><text:s text:c="4"/></text:span></text:span><text:span text:style-name="Source_20_Text"><text:span text:style-name="T11">}</text:span></text:span></text:p>
      <text:p text:style-name="P22"><text:span text:style-name="Source_20_Text"><text:span text:style-name="T11">}</text:span></text:span></text:p>
      <text:p text:style-name="P5">//run the command </text:p>
      <text:p text:style-name="P17"><text:span text:style-name="Source_20_Text"><text:span text:style-name="T16">php composer</text:span></text:span><text:span text:style-name="Source_20_Text"><text:span text:style-name="T12">.</text:span></text:span><text:span text:style-name="Source_20_Text"><text:span text:style-name="T16">phar install</text:span></text:span></text:p>
      <text:p text:style-name="P5"/>
      <text:p text:style-name="P4">// <text:span text:style-name="T23">this cmd will install all depnedeny listed in composer.lock following their version</text:span></text:p>
      <text:p text:style-name="P4">// <text:span text:style-name="T24">it means than someone already ran the precedent install command</text:span></text:p>
      <text:p text:style-name="P6"><text:span text:style-name="T3">// </text:span><text:span text:style-name="T9"> </text:span><text:span text:style-name="T6">it ensures that your project does not break because of unexpected changes in dependencies.</text:span></text:p>
      <text:p text:style-name="P25">php composer.phar install</text:p>
      <text:p text:style-name="P26"/>
      <text:p text:style-name="P27">// to update the packages </text:p>
      <text:p text:style-name="P20"><text:span text:style-name="Source_20_Text"><text:span text:style-name="T17">php composer</text:span></text:span><text:span text:style-name="Source_20_Text"><text:span text:style-name="T13">.</text:span></text:span><text:span text:style-name="Source_20_Text"><text:span text:style-name="T17">phar update</text:span></text:span></text:p>
      <text:p text:style-name="P27"/>
      <text:p text:style-name="P7">// <text:span text:style-name="T25">require the composer autoload file in the app (in the index.php or bootstrap.php)</text:span></text:p>
      <text:p text:style-name="P21"><text:span text:style-name="Source_20_Text"><text:span text:style-name="T21">require</text:span></text:span><text:span text:style-name="Source_20_Text"><text:span text:style-name="T14"> </text:span></text:span><text:span text:style-name="Source_20_Text"><text:span text:style-name="T22">__DIR__</text:span></text:span><text:span text:style-name="Source_20_Text"><text:span text:style-name="T14"> </text:span></text:span><text:span text:style-name="Source_20_Text"><text:span text:style-name="T10">.</text:span></text:span><text:span text:style-name="Source_20_Text"><text:span text:style-name="T14"> </text:span></text:span><text:span text:style-name="Source_20_Text"><text:span text:style-name="T19">'/vendor/autoload.php'</text:span></text:span><text:span text:style-name="Source_20_Text"><text:span text:style-name="T10">;</text:span></text:span></text:p>
      <text:p text:style-name="P11"/>
      <text:p text:style-name="P8"><text:soft-page-break/>// <text:span text:style-name="T26">test, package generate some UID</text:span></text:p>
      <text:p text:style-name="P11">php composer.phar require gpslab/base64uid</text:p>
      <text:p text:style-name="P8">// <text:span text:style-name="T26">install this use on top of the file where needed</text:span></text:p>
      <text:p text:style-name="P13">use GpsLab\Component\Base64UID\Base64UID;</text:p>
      <text:p text:style-name="P9">// <text:span text:style-name="T27">run the command</text:span></text:p>
      <text:p text:style-name="P13">$uid = Base64UID::generate(); <text:span text:style-name="T2">// </text:span><text:span text:style-name="T4">works great !!</text:span></text:p>
      <text:p text:style-name="P12"/>
      <text:p text:style-name="P8">// <text:span text:style-name="T26">test, remove package</text:span></text:p>
      <text:p text:style-name="P11">php composer.phar remove gpslab/base64uid</text:p>
      <text:p text:style-name="P11"/>
      <text:p text:style-name="P14">INSTALL AS DEV-DEPENDENCY</text:p>
      <text:p text:style-name="P10">// install</text:p>
      <text:p text:style-name="P14">php composer.phar require --dev gpslab/base64uid</text:p>
      <text:p text:style-name="P14"/>
      <text:p text:style-name="P10">// remove</text:p>
      <text:p text:style-name="P14">php composer.phar remove --dev gpslab/base64ui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1:29:12.146389131</meta:creation-date>
    <meta:generator>LibreOffice/6.0.7.3$Linux_X86_64 LibreOffice_project/00m0$Build-3</meta:generator>
    <dc:date>2020-08-22T14:02:58.388102329</dc:date>
    <meta:editing-duration>PT2H11M54S</meta:editing-duration>
    <meta:editing-cycles>9</meta:editing-cycles>
    <meta:document-statistic meta:table-count="0" meta:image-count="0" meta:object-count="0" meta:page-count="2" meta:paragraph-count="43" meta:word-count="289" meta:character-count="2062" meta:non-whitespace-character-count="1790"/>
  </office:meta>
</office:document-meta>
</file>